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06" calcext:value-type="date">
            <text:p>2024/03/06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00/00/00</text:date>, <text:time style:data-style-name="N2" text:time-value="08:33:52.22410581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05T14:34:31.728330916</dc:date>
    <meta:editing-duration>P23DT4H44M13S</meta:editing-duration>
    <meta:editing-cycles>2323</meta:editing-cycles>
    <meta:document-statistic meta:table-count="3" meta:cell-count="5103" meta:object-count="0"/>
  </office:meta>
</office:document-meta>
</file>